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29b" officeooo:paragraph-rsid="0002a29b"/>
    </style:style>
    <style:style style:name="P2" style:family="paragraph" style:parent-style-name="Standard">
      <style:text-properties fo:color="#be480a" loext:opacity="100%" fo:font-weight="bold" officeooo:rsid="0002a29b" officeooo:paragraph-rsid="0002a29b" style:font-weight-asian="bold" style:font-weight-complex="bold"/>
    </style:style>
    <style:style style:name="P3" style:family="paragraph" style:parent-style-name="Standard">
      <style:text-properties officeooo:rsid="0002a29b" officeooo:paragraph-rsid="0002a29b"/>
    </style:style>
    <style:style style:name="P4" style:family="paragraph" style:parent-style-name="Standard">
      <style:paragraph-properties fo:break-before="page"/>
      <style:text-properties officeooo:rsid="0002a29b" officeooo:paragraph-rsid="0002a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S ESTATÍSTICOS</text:p>
      <text:p text:style-name="P1"/>
      <text:p text:style-name="P1">UNIDADE 2 - Regressão Linear</text:p>
      <text:p text:style-name="P1"/>
      <text:p text:style-name="P4">UNIDADE 3 - Outros tipos de Regressão</text:p>
      <text:p text:style-name="P1">UNIDADE 4 - Séries Tempora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5:36:37.638633468</meta:creation-date>
    <dc:date>2024-01-08T09:34:45.787274781</dc:date>
    <meta:editing-duration>PT5H30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" meta:word-count="19" meta:character-count="113" meta:non-whitespace-character-count="98"/>
  </office:meta>
</office:document-meta>
</file>